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Component.setDataSource( DataSource 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Component.toXml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Component.getQuery(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dbcComponent.get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Component.getUniqueColumnNames( ResultSetMetaData metaDat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dbcComponent.toXmlSource( int update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Component.transform( MessageExchange exchange , NormalizedMessage in , NormalizedMessage ou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9">
            <text:p text:style-name="Table_20_Contents">9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JdbcComponent.getResponse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Component.setResponseRequired( boolean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Component.toXmlSource( ResultSet 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